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da46" officeooo:paragraph-rsid="0012da46" style:font-size-asian="14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-1.199cm" fo:margin-right="-1.499cm" fo:text-indent="0cm" style:auto-text-indent="false" fo:background-color="transparent"/>
      <style:text-properties fo:font-size="16pt" style:font-size-asian="16pt" style:font-size-complex="16pt"/>
    </style:style>
    <style:style style:name="P3" style:family="paragraph" style:parent-style-name="Standard">
      <loext:graphic-properties draw:fill="none"/>
      <style:paragraph-properties fo:margin-left="-1.199cm" fo:margin-right="-1.499cm" fo:text-indent="0cm" style:auto-text-indent="false"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loext:graphic-properties draw:fill="none"/>
      <style:paragraph-properties fo:margin-left="-1.199cm" fo:margin-right="-1.499cm" fo:text-indent="0cm" style:auto-text-indent="false" fo:background-color="transparent"/>
      <style:text-properties fo:font-size="16pt" fo:font-weight="normal" officeooo:paragraph-rsid="0017b249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-1.199cm" fo:margin-right="-1.499cm" fo:text-indent="0cm" style:auto-text-indent="false" fo:background-color="transparent"/>
      <style:text-properties fo:font-size="16pt" fo:font-weight="normal" officeooo:rsid="0017b249" officeooo:paragraph-rsid="0017b249" style:font-size-asian="16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-1.199cm" fo:margin-right="-1.499cm" fo:text-indent="0cm" style:auto-text-indent="false" fo:background-color="transparent"/>
      <style:text-properties fo:font-size="16pt" fo:font-weight="normal" officeooo:paragraph-rsid="0019af96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-1.199cm" fo:margin-right="-1.499cm" fo:text-indent="0cm" style:auto-text-indent="false" style:page-number="auto"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officeooo:rsid="0012da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a46" style:font-weight-asian="bold" style:font-weight-complex="bold"/>
    </style:style>
    <style:style style:name="T4" style:family="text">
      <style:text-properties fo:font-weight="bold" officeooo:rsid="0017034d" style:font-weight-asian="bold" style:font-weight-complex="bold"/>
    </style:style>
    <style:style style:name="T5" style:family="text">
      <style:text-properties fo:font-weight="bold" officeooo:rsid="0019af96" style:font-weight-asian="bold" style:font-weight-complex="bold"/>
    </style:style>
    <style:style style:name="T6" style:family="text">
      <style:text-properties officeooo:rsid="0017034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9af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Starting Daemons</text:p>
      <text:p text:style-name="P1"/>
      <text:p text:style-name="P7">ak@ak:~$ start-all.sh</text:p>
      <text:p text:style-name="P2">This script is Deprecated. Instead use start-dfs.sh and start-yarn.sh</text:p>
      <text:p text:style-name="P2">Starting namenodes on [localhost]</text:p>
      <text:p text:style-name="P2">localhost: namenode running as process 2491. Stop it first.</text:p>
      <text:p text:style-name="P2">localhost: datanode running as process 2676. Stop it first.</text:p>
      <text:p text:style-name="P2">Starting secondary namenodes [0.0.0.0]</text:p>
      <text:p text:style-name="P2">0.0.0.0: secondarynamenode running as process 2880. Stop it first.</text:p>
      <text:p text:style-name="P2">starting yarn daemons</text:p>
      <text:p text:style-name="P2">resourcemanager running as process 3013. Stop it first.</text:p>
      <text:p text:style-name="P2">localhost: nodemanager running as process 3148. Stop it first.</text:p>
      <text:p text:style-name="P2"/>
      <text:p text:style-name="P2"><text:tab/><text:span text:style-name="T2">-- </text:span><text:span text:style-name="T3">Hierarchial Directory</text:span></text:p>
      <text:p text:style-name="P2"><text:span text:style-name="T3"/></text:p>
      <text:p text:style-name="P2">ak@ak:~$ hdfs dfs -mkdir /BankABC</text:p>
      <text:p text:style-name="P2">ak@ak:~$ hdfs dfs -mkdir /BankABC/Loans</text:p>
      <text:p text:style-name="P2">ak@ak:~$ hdfs dfs -mkdir /BankABC/Savings</text:p>
      <text:p text:style-name="P2">ak@ak:~$ hdfs dfs -mkdir /BankABC/Current</text:p>
      <text:p text:style-name="P2">ak@ak:~$ hdfs dfs -copyFromLocal /home/ak/datasets/loans.csv /BankABC/Loans <text:s text:c="14"/></text:p>
      <text:p text:style-name="P2">ak@ak:~$ hdfs dfs -copyFromLocal /home/ak/datasets/Savings.csv /BankABC/Savings</text:p>
      <text:p text:style-name="P2">ak@ak:~$ hdfs dfs -copyFromLocal /home/ak/datasets/Current.csv /BankABC/Current</text:p>
      <text:p text:style-name="P2"/>
      <text:p text:style-name="P2"><text:tab/><text:span text:style-name="T2">-- </text:span><text:span text:style-name="T3">Append and Setrep functions</text:span></text:p>
      <text:p text:style-name="P2"><text:span text:style-name="T3"/></text:p>
      <text:p text:style-name="P3"><text:span text:style-name="T1">ak@ak:~$ hdfs dfs -setrep 2 /BankABC/Current/Current.csv</text:span></text:p>
      <text:p text:style-name="P3"><text:span text:style-name="T1">Replication 2 set: /BankABC/Current/Current.csv</text:span></text:p>
      <text:p text:style-name="P3"><text:span text:style-name="T1">ak@ak:~$ hdfs dfs -setrep 2 /BankABC/Saving/Saving.csv</text:span></text:p>
      <text:p text:style-name="P3"><text:span text:style-name="T1">setrep: `/BankABC/Saving/Saving.csv': No such file or directory</text:span></text:p>
      <text:p text:style-name="P3"><text:span text:style-name="T1">ak@ak:~$ hdfs dfs -setrep 2 /BankABC/Savings/Savings.csv</text:span></text:p>
      <text:p text:style-name="P3"><text:span text:style-name="T1">Replication 2 set: /BankABC/Savings/Savings.csv</text:span></text:p>
      <text:p text:style-name="P3"><text:span text:style-name="T1">ak@ak:~$ hdfs dfs -setrep 2 /BankABC/Loans/loans.csv</text:span></text:p>
      <text:p text:style-name="P3"><text:span text:style-name="T1">Replication 2 set: /BankABC/Loans/loans.csv</text:span></text:p>
      <text:p text:style-name="P3"><text:span text:style-name="T1">ak@ak:~$ hdfs dfs -appendToFile /home/ak/datasets/loans.csv /BankABC/Loans/loans.csv</text:span></text:p>
      <text:p text:style-name="P3"/>
      <text:p text:style-name="P3"/>
      <text:p text:style-name="P3"/>
      <text:p text:style-name="P3"><text:soft-page-break/></text:p>
      <text:p text:style-name="P4"><text:tab/><text:span text:style-name="T2">-- </text:span><text:span text:style-name="T4">Hive loading from both local and hdfs</text:span></text:p>
      <text:p text:style-name="P4"><text:span text:style-name="T4"/></text:p>
      <text:p text:style-name="P4"><text:span text:style-name="T6">ak@ak:~$ hive</text:span></text:p>
      <text:p text:style-name="P3"><text:span text:style-name="T6">SLF4J: Class path contains multiple SLF4J bindings.</text:span></text:p>
      <text:p text:style-name="P3"><text:span text:style-name="T6">SLF4J: Found binding in [jar:file:/home/ak/apache-hive-3.1.2-bin/lib/log4j-slf4j-impl-2.10.0.jar!/org/slf4j/impl/StaticLoggerBinder.class]</text:span></text:p>
      <text:p text:style-name="P3"><text:span text:style-name="T6">SLF4J: Found binding in [jar:file:/home/ak/hadoop-2.10.1/share/hadoop/common/lib/slf4j-log4j12-1.7.25.jar!/org/slf4j/impl/StaticLoggerBinder.class]</text:span></text:p>
      <text:p text:style-name="P3"><text:span text:style-name="T6">SLF4J: See http://www.slf4j.org/codes.html#multiple_bindings for an explanation.</text:span></text:p>
      <text:p text:style-name="P3"><text:span text:style-name="T6">SLF4J: Actual binding is of type [org.apache.logging.slf4j.Log4jLoggerFactory]</text:span></text:p>
      <text:p text:style-name="P6"><text:span text:style-name="T6">Hive Session ID = 34661b19-0e5f-4f5e-84f0-850b3f9ac245</text:span></text:p>
      <text:p text:style-name="P6"><text:span text:style-name="T6">Logging initialized using configuration in jar:file:/home/ak/apache-hive-3.1.2-bin/lib/hive-common-3.1.2.jar!/hive-log4j2.properties Async: true</text:span></text:p>
      <text:p text:style-name="P3"><text:span text:style-name="T6">Hive Session ID = baf8257c-e0ca-4bfa-9f0c-5661c82b8f07</text:span></text:p>
      <text:p text:style-name="P3"><text:span text:style-name="T6">Hive-on-MR is deprecated in Hive 2 and may not be available in the future versions. Consider using a different execution engine (i.e. spark, tez) or using Hive 1.X releases.</text:span></text:p>
      <text:p text:style-name="P3"><text:span text:style-name="T6">hive&gt; show databases</text:span></text:p>
      <text:p text:style-name="P3"><text:span text:style-name="T6"><text:s text:c="4"/>&gt; ;</text:span></text:p>
      <text:p text:style-name="P3"><text:span text:style-name="T6">OK</text:span></text:p>
      <text:p text:style-name="P3"><text:span text:style-name="T6">ak</text:span></text:p>
      <text:p text:style-name="P3"><text:span text:style-name="T6">default</text:span></text:p>
      <text:p text:style-name="P3"><text:span text:style-name="T6">ofsa</text:span></text:p>
      <text:p text:style-name="P3"><text:span text:style-name="T6">Time taken: 0.358 seconds, Fetched: 3 row(s)hive&gt; create table Employee(eno INT ,ename STRING, sal INT)row format delimited fields terminated by ',' stored as textfile;</text:span></text:p>
      <text:p text:style-name="P3"><text:span text:style-name="T6">OK</text:span></text:p>
      <text:p text:style-name="P3"><text:span text:style-name="T6">Time taken: 0.48 seconds</text:span></text:p>
      <text:p text:style-name="P3"><text:span text:style-name="T6">hive&gt; desc Employee;</text:span></text:p>
      <text:p text:style-name="P3"><text:span text:style-name="T6">OK</text:span></text:p>
      <text:p text:style-name="P3"><text:span text:style-name="T6">eno <text:s text:c="16"/><text:tab/>int <text:s text:c="16"/><text:tab/> <text:s text:c="19"/></text:span></text:p>
      <text:p text:style-name="P3"><text:span text:style-name="T6">ename <text:s text:c="14"/><text:tab/>string <text:s text:c="13"/><text:tab/> <text:s text:c="19"/></text:span></text:p>
      <text:p text:style-name="P3"><text:span text:style-name="T6">sal <text:s text:c="16"/><text:tab/>int <text:s text:c="16"/><text:tab/> <text:s text:c="19"/></text:span></text:p>
      <text:p text:style-name="P3"><text:span text:style-name="T6">Time taken: 0.09 seconds, Fetched: 3 row(s)</text:span></text:p>
      <text:p text:style-name="P3"><text:span text:style-name="T6">hive&gt; load data local inpath '/home/ak/datasets/emp.csv' into table Employee;</text:span></text:p>
      <text:p text:style-name="P3"><text:span text:style-name="T6">Loading data to table default.employee</text:span></text:p>
      <text:p text:style-name="P3"><text:span text:style-name="T6">OK</text:span></text:p>
      <text:p text:style-name="P3"><text:soft-page-break/><text:span text:style-name="T6">Time taken: 0.436 seconds</text:span></text:p>
      <text:p text:style-name="P3"><text:span text:style-name="T6">hive&gt; select * from Employee;</text:span></text:p>
      <text:p text:style-name="P3"><text:span text:style-name="T6">OK</text:span></text:p>
      <text:p text:style-name="P3"><text:span text:style-name="T6">111<text:tab/>zzz<text:tab/>8000</text:span></text:p>
      <text:p text:style-name="P3"><text:span text:style-name="T6">111<text:tab/>aaa<text:tab/>8888</text:span></text:p>
      <text:p text:style-name="P3"><text:span text:style-name="T6">121<text:tab/>bbb<text:tab/>8000</text:span></text:p>
      <text:p text:style-name="P3"><text:span text:style-name="T6">Time taken: 1.105 seconds, Fetched: 3 row(s)</text:span></text:p>
      <text:p text:style-name="P3"/>
      <text:p text:style-name="P3"><text:span text:style-name="T6">ak@ak:~$ hdfs dfs -put /home/ak/datasets/emp.csv <text:s/>/sharavanee</text:span></text:p>
      <text:p text:style-name="P3"><text:span text:style-name="T6">hive&gt; load data inpath '/sharavanee/emp.csv' into table Employee;</text:span></text:p>
      <text:p text:style-name="P3"><text:span text:style-name="T6">Loading data to table default.employee</text:span></text:p>
      <text:p text:style-name="P3"><text:span text:style-name="T6">OK</text:span></text:p>
      <text:p text:style-name="P3"><text:span text:style-name="T6">Time taken: 0.231 seconds</text:span></text:p>
      <text:p text:style-name="P3"><text:span text:style-name="T6">hive&gt; select * from Employee;</text:span></text:p>
      <text:p text:style-name="P3"><text:span text:style-name="T6">OK</text:span></text:p>
      <text:p text:style-name="P3"><text:span text:style-name="T6">111<text:tab/>zzz<text:tab/>8000</text:span></text:p>
      <text:p text:style-name="P3"><text:span text:style-name="T6">111<text:tab/>aaa<text:tab/>8888</text:span></text:p>
      <text:p text:style-name="P3"><text:span text:style-name="T6">121<text:tab/>bbb<text:tab/>8000</text:span></text:p>
      <text:p text:style-name="P3"><text:span text:style-name="T6">111<text:tab/>zzz<text:tab/>8000</text:span></text:p>
      <text:p text:style-name="P3"><text:span text:style-name="T6">111<text:tab/>aaa<text:tab/>8888</text:span></text:p>
      <text:p text:style-name="P3"><text:span text:style-name="T6">121<text:tab/>bbb<text:tab/>8000</text:span></text:p>
      <text:p text:style-name="P3"><text:span text:style-name="T6">Time taken: 0.117 seconds, Fetched: 6 row(s)</text:span></text:p>
      <text:p text:style-name="P3"/>
      <text:p text:style-name="P5"><text:span text:style-name="T6"><text:tab/></text:span><text:span text:style-name="T4">-- </text:span><text:span text:style-name="T2">9 queries </text:span></text:p>
      <text:p text:style-name="P5"/>
      <text:p text:style-name="P3"/>
      <text:p text:style-name="P3">hive&gt; create table patient(pid INT, pname STRING, drug STRING,gender string,</text:p>
      <text:p text:style-name="P3"><text:s text:c="4"/>&gt; tot_amt INT) row format delimited fields terminated by ',' stored as textfile;</text:p>
      <text:p text:style-name="P3">OK</text:p>
      <text:p text:style-name="P3">Time taken: 0.062 seconds</text:p>
      <text:p text:style-name="P3">hive&gt; load data local inpath '/home/ak/datasets/patient.txt' into table patient;</text:p>
      <text:p text:style-name="P3">Loading data to table default.patient</text:p>
      <text:p text:style-name="P3">OK</text:p>
      <text:p text:style-name="P3">Time taken: 0.203 seconds</text:p>
      <text:p text:style-name="P3">hive&gt; select * from patient; <text:s text:c="3"/><text:span text:style-name="T2">//</text:span><text:span text:style-name="T5">1</text:span></text:p>
      <text:p text:style-name="P3">OK</text:p>
      <text:p text:style-name="P3">111<text:tab/>aaa<text:tab/>Para<text:tab/>m<text:tab/>900</text:p>
      <text:p text:style-name="P3">111<text:tab/>aaa<text:tab/>metacin<text:tab/>m<text:tab/>800</text:p>
      <text:p text:style-name="P3">222<text:tab/>bbb<text:tab/>Crocin<text:tab/>f<text:tab/>600</text:p>
      <text:p text:style-name="P3"><text:soft-page-break/>222<text:tab/>bbb<text:tab/>Para<text:tab/>f<text:tab/>999</text:p>
      <text:p text:style-name="P3">333<text:tab/>ccc<text:tab/>calpol<text:tab/>f<text:tab/>500</text:p>
      <text:p text:style-name="P3">444<text:tab/>ddd<text:tab/>hcq<text:tab/>m<text:tab/>500</text:p>
      <text:p text:style-name="P3">111<text:tab/>aaa<text:tab/>hcq<text:tab/>m<text:tab/>600</text:p>
      <text:p text:style-name="P3">555<text:tab/>eee<text:tab/>cetzine<text:tab/>m<text:tab/>700</text:p>
      <text:p text:style-name="P3">333<text:tab/>ccc<text:tab/>Para<text:tab/>m<text:tab/>444</text:p>
      <text:p text:style-name="P3">111<text:tab/>aaa<text:tab/>Para<text:tab/>m<text:tab/>500</text:p>
      <text:p text:style-name="P3">111<text:tab/>aaa<text:tab/>metacin<text:tab/>m<text:tab/>800</text:p>
      <text:p text:style-name="P3">222<text:tab/>bbb<text:tab/>Crocin<text:tab/>f<text:tab/>600</text:p>
      <text:p text:style-name="P3">222<text:tab/>bbb<text:tab/>Para<text:tab/>f<text:tab/>999</text:p>
      <text:p text:style-name="P3">333<text:tab/>ccc<text:tab/>calpol<text:tab/>f<text:tab/>500</text:p>
      <text:p text:style-name="P3">444<text:tab/>ddd<text:tab/>hcq<text:tab/>m<text:tab/>500</text:p>
      <text:p text:style-name="P3">111<text:tab/>aaa<text:tab/>hcq<text:tab/>m<text:tab/>600</text:p>
      <text:p text:style-name="P3">555<text:tab/>eee<text:tab/>cetzine<text:tab/>m<text:tab/>700</text:p>
      <text:p text:style-name="P3">333<text:tab/>ccc<text:tab/>Para<text:tab/>m<text:tab/>444</text:p>
      <text:p text:style-name="P3">111<text:tab/>aaa<text:tab/>Para<text:tab/>m<text:tab/>500</text:p>
      <text:p text:style-name="P3">111<text:tab/>aaa<text:tab/>metacin<text:tab/>m<text:tab/>800</text:p>
      <text:p text:style-name="P3">222<text:tab/>bbb<text:tab/>Crocin<text:tab/>f<text:tab/>600</text:p>
      <text:p text:style-name="P3">222<text:tab/>bbb<text:tab/>Para<text:tab/>f<text:tab/>999</text:p>
      <text:p text:style-name="P3">333<text:tab/>ccc<text:tab/>calpol<text:tab/>f<text:tab/>500</text:p>
      <text:p text:style-name="P3">444<text:tab/>ddd<text:tab/>hcq<text:tab/>m<text:tab/>500</text:p>
      <text:p text:style-name="P3">111<text:tab/>aaa<text:tab/>hcq<text:tab/>m<text:tab/>600</text:p>
      <text:p text:style-name="P3">555<text:tab/>eee<text:tab/>cetzine<text:tab/>m<text:tab/>700</text:p>
      <text:p text:style-name="P3">333<text:tab/>ccc<text:tab/>Para<text:tab/>m<text:tab/>444</text:p>
      <text:p text:style-name="P3">Time taken: 0.102 seconds, Fetched: 27 row(s)</text:p>
      <text:p text:style-name="P3">hive&gt; select count(*) from patient; <text:s text:c="4"/><text:span text:style-name="T2">//</text:span><text:span text:style-name="T5">2</text:span></text:p>
      <text:p text:style-name="P3">Query ID = ak_20211108204944_dd6ad581-e05e-43ad-8050-e23bf7f17ae9</text:p>
      <text:p text:style-name="P3">Total jobs = 1</text:p>
      <text:p text:style-name="P3">Launching Job 1 out of 1</text:p>
      <text:p text:style-name="P3">Number of reduce tasks determined at compile time: 1</text:p>
      <text:p text:style-name="P3">In order to change the average load for a reducer (in bytes):</text:p>
      <text:p text:style-name="P3"><text:s text:c="2"/>set hive.exec.reducers.bytes.per.reducer=&lt;number&gt;</text:p>
      <text:p text:style-name="P3">In order to limit the maximum number of reducers:</text:p>
      <text:p text:style-name="P3"><text:s text:c="2"/>set hive.exec.reducers.max=&lt;number&gt;</text:p>
      <text:p text:style-name="P3">In order to set a constant number of reducers:</text:p>
      <text:p text:style-name="P3"><text:s text:c="2"/>set mapreduce.job.reduces=&lt;number&gt;</text:p>
      <text:p text:style-name="P3">Starting Job = job_1636354167280_0003, Tracking URL = http://ak:8088/proxy/application_1636354167280_0003/</text:p>
      <text:p text:style-name="P3"><text:soft-page-break/>Kill Command = /home/ak/hadoop-2.10.1/bin/mapred job <text:s/>-kill job_1636354167280_0003</text:p>
      <text:p text:style-name="P3">Hadoop job information for Stage-1: number of mappers: 1; number of reducers: 1</text:p>
      <text:p text:style-name="P3">2021-11-08 20:49:50,644 Stage-1 map = 0%, <text:s/>reduce = 0%</text:p>
      <text:p text:style-name="P3">2021-11-08 20:49:54,777 Stage-1 map = 100%, <text:s/>reduce = 0%, Cumulative CPU 0.85 sec</text:p>
      <text:p text:style-name="P3">2021-11-08 20:49:59,900 Stage-1 map = 100%, <text:s/>reduce = 100%, Cumulative CPU 1.85 sec</text:p>
      <text:p text:style-name="P3">MapReduce Total cumulative CPU time: 1 seconds 850 msec</text:p>
      <text:p text:style-name="P3">Ended Job = job_1636354167280_0003</text:p>
      <text:p text:style-name="P3">MapReduce Jobs Launched: </text:p>
      <text:p text:style-name="P3">Stage-Stage-1: Map: 1 <text:s/>Reduce: 1 <text:s text:c="2"/>Cumulative CPU: 1.85 sec <text:s text:c="2"/>HDFS Read: 13130 HDFS Write: 102 SUCCESS</text:p>
      <text:p text:style-name="P3">Total MapReduce CPU Time Spent: 1 seconds 850 msec</text:p>
      <text:p text:style-name="P3">OK</text:p>
      <text:p text:style-name="P3">27</text:p>
      <text:p text:style-name="P3">Time taken: 16.579 seconds, Fetched: 1 row(s)</text:p>
      <text:p text:style-name="P3">hive&gt; select * from patient where drug='Para'; <text:s text:c="2"/><text:span text:style-name="T2">//</text:span><text:span text:style-name="T5">3</text:span></text:p>
      <text:p text:style-name="P3">OK</text:p>
      <text:p text:style-name="P3">111<text:tab/>aaa<text:tab/>Para<text:tab/>m<text:tab/>900</text:p>
      <text:p text:style-name="P3">222<text:tab/>bbb<text:tab/>Para<text:tab/>f<text:tab/>999</text:p>
      <text:p text:style-name="P3">333<text:tab/>ccc<text:tab/>Para<text:tab/>m<text:tab/>444</text:p>
      <text:p text:style-name="P3">111<text:tab/>aaa<text:tab/>Para<text:tab/>m<text:tab/>500</text:p>
      <text:p text:style-name="P3">222<text:tab/>bbb<text:tab/>Para<text:tab/>f<text:tab/>999</text:p>
      <text:p text:style-name="P3">333<text:tab/>ccc<text:tab/>Para<text:tab/>m<text:tab/>444</text:p>
      <text:p text:style-name="P3">111<text:tab/>aaa<text:tab/>Para<text:tab/>m<text:tab/>500</text:p>
      <text:p text:style-name="P3">222<text:tab/>bbb<text:tab/>Para<text:tab/>f<text:tab/>999</text:p>
      <text:p text:style-name="P3">333<text:tab/>ccc<text:tab/>Para<text:tab/>m<text:tab/>444</text:p>
      <text:p text:style-name="P6">Time taken: 0.222 seconds, Fetched: 9 row(s)</text:p>
      <text:p text:style-name="P6">hive&gt; select sum(tot_amt) from patient; <text:s/><text:span text:style-name="T2">//</text:span><text:span text:style-name="T5">4</text:span></text:p>
      <text:p text:style-name="P3">Query ID = ak_20211108205137_d3d10464-9634-461c-8fea-a0937f244c60</text:p>
      <text:p text:style-name="P3">Total jobs = 1</text:p>
      <text:p text:style-name="P3">Launching Job 1 out of 1</text:p>
      <text:p text:style-name="P3">Number of reduce tasks determined at compile time: 1</text:p>
      <text:p text:style-name="P3">In order to change the average load for a reducer (in bytes):</text:p>
      <text:p text:style-name="P3"><text:s text:c="2"/>set hive.exec.reducers.bytes.per.reducer=&lt;number&gt;</text:p>
      <text:p text:style-name="P3">In order to limit the maximum number of reducers:</text:p>
      <text:p text:style-name="P3"><text:s text:c="2"/>set hive.exec.reducers.max=&lt;number&gt;</text:p>
      <text:p text:style-name="P3">In order to set a constant number of reducers:</text:p>
      <text:p text:style-name="P3"><text:soft-page-break/><text:s text:c="2"/>set mapreduce.job.reduces=&lt;number&gt;</text:p>
      <text:p text:style-name="P3">Starting Job = job_1636354167280_0004, Tracking URL = http://ak:8088/proxy/application_1636354167280_0004/</text:p>
      <text:p text:style-name="P3">Kill Command = /home/ak/hadoop-2.10.1/bin/mapred job <text:s/>-kill job_1636354167280_0004</text:p>
      <text:p text:style-name="P3">Hadoop job information for Stage-1: number of mappers: 1; number of reducers: 1</text:p>
      <text:p text:style-name="P3">2021-11-08 20:51:42,340 Stage-1 map = 0%, <text:s/>reduce = 0%</text:p>
      <text:p text:style-name="P3">2021-11-08 20:51:45,447 Stage-1 map = 100%, <text:s/>reduce = 0%, Cumulative CPU 1.07 sec</text:p>
      <text:p text:style-name="P3">2021-11-08 20:51:49,523 Stage-1 map = 100%, <text:s/>reduce = 100%, Cumulative CPU 1.8 sec</text:p>
      <text:p text:style-name="P3">MapReduce Total cumulative CPU time: 1 seconds 800 msec</text:p>
      <text:p text:style-name="P3">Ended Job = job_1636354167280_0004</text:p>
      <text:p text:style-name="P3">MapReduce Jobs Launched: </text:p>
      <text:p text:style-name="P3">Stage-Stage-1: Map: 1 <text:s/>Reduce: 1 <text:s text:c="2"/>Cumulative CPU: 1.8 sec <text:s text:c="2"/>HDFS Read: 13447 HDFS Write: 105 SUCCESS</text:p>
      <text:p text:style-name="P3">Total MapReduce CPU Time Spent: 1 seconds 800 msec</text:p>
      <text:p text:style-name="P3">OK</text:p>
      <text:p text:style-name="P3">17329</text:p>
      <text:p text:style-name="P3">Time taken: 13.943 seconds, Fetched: 1 row(s)</text:p>
      <text:p text:style-name="P3">hive&gt; select drug,sum(tot_amt) from patient group by drug; <text:s/><text:span text:style-name="T2">/</text:span><text:span text:style-name="T5">/5</text:span></text:p>
      <text:p text:style-name="P3">Query ID = ak_20211108205224_7d90218b-1532-4a32-81b4-1822249edfbf</text:p>
      <text:p text:style-name="P3">Total jobs = 1</text:p>
      <text:p text:style-name="P3">Launching Job 1 out of 1</text:p>
      <text:p text:style-name="P3">Number of reduce tasks not specified. Estimated from input data size: 1</text:p>
      <text:p text:style-name="P3">In order to change the average load for a reducer (in bytes):</text:p>
      <text:p text:style-name="P3"><text:s text:c="2"/>set hive.exec.reducers.bytes.per.reducer=&lt;number&gt;</text:p>
      <text:p text:style-name="P3">In order to limit the maximum number of reducers:</text:p>
      <text:p text:style-name="P3"><text:s text:c="2"/>set hive.exec.reducers.max=&lt;number&gt;</text:p>
      <text:p text:style-name="P3">In order to set a constant number of reducers:</text:p>
      <text:p text:style-name="P3"><text:s text:c="2"/>set mapreduce.job.reduces=&lt;number&gt;</text:p>
      <text:p text:style-name="P3">Starting Job = job_1636354167280_0005, Tracking URL = http://ak:8088/proxy/application_1636354167280_0005/</text:p>
      <text:p text:style-name="P3">Kill Command = /home/ak/hadoop-2.10.1/bin/mapred job <text:s/>-kill job_1636354167280_0005</text:p>
      <text:p text:style-name="P3">Hadoop job information for Stage-1: number of mappers: 1; number of reducers: 1</text:p>
      <text:p text:style-name="P3">2021-11-08 20:52:29,756 Stage-1 map = 0%, <text:s/>reduce = 0%</text:p>
      <text:p text:style-name="P3">2021-11-08 20:52:33,838 Stage-1 map = 100%, <text:s/>reduce = 0%, Cumulative CPU 0.99 sec</text:p>
      <text:p text:style-name="P3"><text:soft-page-break/>2021-11-08 20:52:37,920 Stage-1 map = 100%, <text:s/>reduce = 100%, Cumulative CPU 1.97 sec</text:p>
      <text:p text:style-name="P3">MapReduce Total cumulative CPU time: 1 seconds 970 msec</text:p>
      <text:p text:style-name="P3">Ended Job = job_1636354167280_0005</text:p>
      <text:p text:style-name="P3">MapReduce Jobs Launched: </text:p>
      <text:p text:style-name="P3">Stage-Stage-1: Map: 1 <text:s/>Reduce: 1 <text:s text:c="2"/>Cumulative CPU: 1.97 sec <text:s text:c="2"/>HDFS Read: 13940 HDFS Write: 228 SUCCESS</text:p>
      <text:p text:style-name="P3">Total MapReduce CPU Time Spent: 1 seconds 970 msec</text:p>
      <text:p text:style-name="P3">OK</text:p>
      <text:p text:style-name="P3">Crocin<text:tab/>1800</text:p>
      <text:p text:style-name="P3">Para<text:tab/>6229</text:p>
      <text:p text:style-name="P3">calpol<text:tab/>1500</text:p>
      <text:p text:style-name="P3">cetzine<text:tab/>2100</text:p>
      <text:p text:style-name="P3">hcq<text:tab/>3300</text:p>
      <text:p text:style-name="P3">metacin<text:tab/>2400</text:p>
      <text:p text:style-name="P3">Time taken: 14.649 seconds, Fetched: 6 row(s)</text:p>
      <text:p text:style-name="P3">hive&gt; insert overwrite local directory '/home/ak/results' select * from patient; <text:span text:style-name="T2">//</text:span><text:span text:style-name="T5">6</text:span></text:p>
      <text:p text:style-name="P3">Query ID = ak_20211108205342_d931ac85-5c62-4410-96dc-b67917eaffea</text:p>
      <text:p text:style-name="P3">Total jobs = 1</text:p>
      <text:p text:style-name="P3">Launching Job 1 out of 1</text:p>
      <text:p text:style-name="P3">Number of reduce tasks is set to 0 since there's no reduce operator</text:p>
      <text:p text:style-name="P3">Starting Job = job_1636354167280_0006, Tracking URL = http://ak:8088/proxy/application_1636354167280_0006/</text:p>
      <text:p text:style-name="P3">Kill Command = /home/ak/hadoop-2.10.1/bin/mapred job <text:s/>-kill job_1636354167280_0006</text:p>
      <text:p text:style-name="P3">Hadoop job information for Stage-1: number of mappers: 1; number of reducers: 0</text:p>
      <text:p text:style-name="P3">2021-11-08 20:53:47,941 Stage-1 map = 0%, <text:s/>reduce = 0%</text:p>
      <text:p text:style-name="P3">2021-11-08 20:53:51,045 Stage-1 map = 100%, <text:s/>reduce = 0%, Cumulative CPU 0.85 sec</text:p>
      <text:p text:style-name="P3">MapReduce Total cumulative CPU time: 850 msec</text:p>
      <text:p text:style-name="P3">Ended Job = job_1636354167280_0006</text:p>
      <text:p text:style-name="P3">Moving data to local directory /home/ak/results</text:p>
      <text:p text:style-name="P3">MapReduce Jobs Launched: </text:p>
      <text:p text:style-name="P3">Stage-Stage-1: Map: 1 <text:s text:c="2"/>Cumulative CPU: 0.85 sec <text:s text:c="2"/>HDFS Read: 5613 HDFS Write: 537 SUCCESS</text:p>
      <text:p text:style-name="P3">Total MapReduce CPU Time Spent: 850 msec</text:p>
      <text:p text:style-name="P3">OK</text:p>
      <text:p text:style-name="P3">Time taken: 9.101 seconds</text:p>
      <text:p text:style-name="P3"/>
      <text:p text:style-name="P3"><text:soft-page-break/>hive&gt; desc patient;<text:tab/><text:tab/><text:span text:style-name="T2">//</text:span><text:span text:style-name="T5">7</text:span></text:p>
      <text:p text:style-name="P3">OK</text:p>
      <text:p text:style-name="P3">pid <text:s text:c="16"/><text:tab/>int <text:s text:c="16"/><text:tab/> <text:s text:c="19"/></text:p>
      <text:p text:style-name="P3">pname <text:s text:c="14"/><text:tab/>string <text:s text:c="13"/><text:tab/> <text:s text:c="19"/></text:p>
      <text:p text:style-name="P3">drug <text:s text:c="15"/><text:tab/>string <text:s text:c="13"/><text:tab/> <text:s text:c="19"/></text:p>
      <text:p text:style-name="P3">gender <text:s text:c="13"/><text:tab/>string <text:s text:c="13"/><text:tab/> <text:s text:c="19"/></text:p>
      <text:p text:style-name="P3">tot_amt <text:s text:c="12"/><text:tab/>int <text:s text:c="16"/><text:tab/> <text:s text:c="19"/></text:p>
      <text:p text:style-name="P3">Time taken: 0.059 seconds, Fetched: 5 row(s)</text:p>
      <text:p text:style-name="P6">hive&gt; desc extented patient;<text:tab/><text:tab/><text:span text:style-name="T2">//</text:span><text:span text:style-name="T5">8</text:span></text:p>
      <text:p text:style-name="P3">FAILED: SemanticException [Error 10001]: Table not found extented</text:p>
      <text:p text:style-name="P3">hive&gt; desc extended patient;</text:p>
      <text:p text:style-name="P3">OK</text:p>
      <text:p text:style-name="P3">pid <text:s text:c="16"/><text:tab/>int <text:s text:c="16"/><text:tab/> <text:s text:c="19"/></text:p>
      <text:p text:style-name="P3">pname <text:s text:c="14"/><text:tab/>string <text:s text:c="13"/><text:tab/> <text:s text:c="19"/></text:p>
      <text:p text:style-name="P3">drug <text:s text:c="15"/><text:tab/>string <text:s text:c="13"/><text:tab/> <text:s text:c="19"/></text:p>
      <text:p text:style-name="P3">gender <text:s text:c="13"/><text:tab/>string <text:s text:c="13"/><text:tab/> <text:s text:c="19"/></text:p>
      <text:p text:style-name="P3">tot_amt <text:s text:c="12"/><text:tab/>int <text:s text:c="16"/><text:tab/> <text:s text:c="19"/></text:p>
      <text:p text:style-name="P3"><text:tab/> <text:tab/> </text:p>
      <text:p text:style-name="P3">Detailed Table Information<text:tab/>Table(tableName:patient, dbName:default, owner:ak, createTime:1636384476, lastAccessTime:0, retention:0, sd:StorageDescriptor(cols:[FieldSchema(name:pid, type:int, comment:null), FieldSchema(name:pname, type:string, comment:null), FieldSchema(name:drug, type:string, comment:null), FieldSchema(name:gender, type:string, comment:null), FieldSchema(name:tot_amt, type:int, comment:null)], location:hdfs://localhost:9000/user/hive/warehouse/patient, inputFormat:org.apache.hadoop.mapred.TextInputFormat, outputFormat:org.apache.hadoop.hive.ql.io.HiveIgnoreKeyTextOutputFormat, compressed:false, numBuckets:-1, serdeInfo:SerDeInfo(name:null, serializationLib:org.apache.hadoop.hive.serde2.lazy.LazySimpleSerDe, parameters:{serialization.format=,, field.delim=,}), bucketCols:[], sortCols:[], parameters:{}, skewedInfo:SkewedInfo(skewedColNames:[], skewedColValues:[], skewedColValueLocationMaps:{}), storedAsSubDirectories:false), partitionKeys:[], parameters:{totalSize=537, numRows=0, rawDataSize=0, numFiles=1, transient_lastDdlTime=1636384499, bucketing_version=2}, viewOriginalText:null, viewExpandedText:null, tableType:MANAGED_TABLE, rewriteEnabled:false, catName:hive, ownerType:USER)<text:tab/></text:p>
      <text:p text:style-name="P3">Time taken: 0.065 seconds, Fetched: 7 row(s)</text:p>
      <text:p text:style-name="P3"/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9:34:00.387831656</meta:creation-date>
    <dc:date>2021-11-08T21:05:31.056539011</dc:date>
    <meta:editing-duration>PT29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248" meta:word-count="1457" meta:character-count="11692" meta:non-whitespace-character-count="9707"/>
  </office:meta>
</office:document-meta>
</file>